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D0000006ED5D9C95498271B5F.jpg" manifest:media-type="image/jpeg"/>
  <manifest:file-entry manifest:full-path="Pictures/100000010000048F00000085FBD0CADBB5058879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01cm" table:align="margins"/>
    </style:style>
    <style:style style:name="Tabla1.A" style:family="table-column">
      <style:table-column-properties style:column-width="9.5cm" style:rel-column-width="32767*"/>
    </style:style>
    <style:style style:name="Tabla1.B" style:family="table-column">
      <style:table-column-properties style:column-width="9.5cm" style:rel-column-width="32768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9.606cm" style:rel-column-width="33132*"/>
    </style:style>
    <style:style style:name="Tabla4.B" style:family="table-column">
      <style:table-column-properties style:column-width="9.394cm" style:rel-column-width="3240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8.691cm" style:rel-column-width="29975*"/>
    </style:style>
    <style:style style:name="Tabla3.B" style:family="table-column">
      <style:table-column-properties style:column-width="10.31cm" style:rel-column-width="35560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9" style:family="table">
      <style:table-properties style:width="19.001cm" table:align="margins"/>
    </style:style>
    <style:style style:name="Tabla9.A" style:family="table-column">
      <style:table-column-properties style:column-width="9.5cm" style:rel-column-width="32767*"/>
    </style:style>
    <style:style style:name="Tabla9.B" style:family="table-column">
      <style:table-column-properties style:column-width="9.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B1" style:family="table-cell">
      <style:table-cell-properties fo:padding="0.097cm" fo:border="0.05pt solid #000000"/>
    </style:style>
    <style:style style:name="Tabla10" style:family="table">
      <style:table-properties style:width="19.001cm" table:align="margins"/>
    </style:style>
    <style:style style:name="Tabla10.A" style:family="table-column">
      <style:table-column-properties style:column-width="9.403cm" style:rel-column-width="32432*"/>
    </style:style>
    <style:style style:name="Tabla10.B" style:family="table-column">
      <style:table-column-properties style:column-width="9.597cm" style:rel-column-width="33103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B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P4" style:family="paragraph" style:parent-style-name="Table_20_Contents">
      <style:text-properties fo:font-size="9pt" style:font-size-asian="9.44999980926514pt" style:font-size-complex="10.8000001907349pt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888692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98608a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07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a07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0.4cm" fo:margin-right="0cm" fo:text-indent="-0.4cm" style:auto-text-indent="false" style:page-number="auto" fo:background-color="transparent"/>
      <style:text-properties fo:color="#000000" loext:opacity="100%" style:font-name="Arial" fo:font-size="10pt" fo:language="es" fo:country="ES" fo:font-weight="normal" officeooo:rsid="0181bdb6" officeooo:paragraph-rsid="01a5d44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1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9112bc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a07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a5d44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loext:graphic-properties draw:fill="solid" draw:fill-color="#99ccff" draw:opacity="100%"/>
      <style:paragraph-properties fo:break-before="page" fo:background-color="#99ccff"/>
      <style:text-properties fo:color="#000000" loext:opacity="100%" style:font-name="Arial" fo:font-size="10pt" fo:language="es" fo:country="ES" fo:font-weight="bold" officeooo:rsid="0174d27e" officeooo:paragraph-rsid="0174d27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92169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text-properties fo:color="#000000" loext:opacity="100%" style:font-name="Courier New" fo:font-size="10pt" fo:language="es" fo:country="ES" fo:font-weight="bold" officeooo:rsid="0181bdb6" officeooo:paragraph-rsid="01a5d44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text-properties fo:color="#000000" loext:opacity="100%" style:font-name="Courier New" fo:font-size="10pt" fo:language="es" fo:country="ES" fo:font-weight="bold" officeooo:rsid="01921698" officeooo:paragraph-rsid="0192169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9d2fd" officeooo:paragraph-rsid="01a9d2f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bbdbf" officeooo:paragraph-rsid="019bbd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9d9231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Standard">
      <loext:graphic-properties draw:fill="solid" draw:fill-color="#dddddd" draw:opacity="100%"/>
      <style:paragraph-properties fo:background-color="#dddddd"/>
      <style:text-properties fo:color="#0000ff" loext:opacity="100%" style:font-name="Arial" fo:font-size="10pt" fo:language="es" fo:country="ES" fo:font-weight="bold" officeooo:rsid="01a5d44d" officeooo:paragraph-rsid="01a5d44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Standard">
      <style:text-properties fo:font-size="10pt" officeooo:paragraph-rsid="019bbdbf" style:font-size-asian="10pt" style:font-size-complex="10pt"/>
    </style:style>
    <style:style style:name="P25" style:family="paragraph" style:parent-style-name="Standard" style:list-style-name="L1">
      <style:text-properties fo:font-size="10pt" officeooo:paragraph-rsid="01a076f7" style:font-size-asian="10pt" style:font-size-complex="10pt"/>
    </style:style>
    <style:style style:name="P26" style:family="paragraph" style:parent-style-name="Standard" style:list-style-name="L1">
      <style:text-properties fo:font-size="10pt" officeooo:paragraph-rsid="01a5d44d" style:font-size-asian="10pt" style:font-size-complex="10pt"/>
    </style:style>
    <style:style style:name="P27" style:family="paragraph" style:parent-style-name="Standard" style:list-style-name="L1">
      <style:text-properties fo:font-size="10pt" officeooo:paragraph-rsid="01921698" style:font-size-asian="10pt" style:font-size-complex="10pt"/>
    </style:style>
    <style:style style:name="P28" style:family="paragraph" style:parent-style-name="Standard" style:list-style-name="L1">
      <style:text-properties fo:font-size="10pt" officeooo:rsid="01921698" officeooo:paragraph-rsid="01921698" style:font-size-asian="10pt" style:font-size-complex="10pt"/>
    </style:style>
    <style:style style:name="P29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076f7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0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a5d44d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Standard" style:list-style-name="L1">
      <style:text-properties fo:color="#000000" loext:opacity="100%" style:font-name="Arial" fo:font-size="10pt" fo:language="es" fo:country="ES" fo:font-weight="normal" officeooo:rsid="01950d32" officeooo:paragraph-rsid="01921698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78a2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4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ccb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5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abf272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6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b1210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7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8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1698" officeooo:paragraph-rsid="019bbd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9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78a24" officeooo:paragraph-rsid="01a78a2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9d2fd" officeooo:paragraph-rsid="01a9d2f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9d2fd" officeooo:paragraph-rsid="01accb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9d2fd" officeooo:paragraph-rsid="01a9d2f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3" style:family="paragraph" style:parent-style-name="Standard" style:list-style-name="L3">
      <loext:graphic-properties draw:fill="none"/>
      <style:paragraph-properties fo:margin-left="0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9d2fd" officeooo:paragraph-rsid="01a9d2fd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4" style:family="paragraph" style:parent-style-name="Standard" style:list-style-name="L4">
      <loext:graphic-properties draw:fill="none"/>
      <style:paragraph-properties fo:margin-left="0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9d2fd" officeooo:paragraph-rsid="01af7db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78a24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Standard" style:list-style-name="L2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7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ccb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8" style:family="paragraph" style:parent-style-name="Standard" style:list-style-name="L3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3c319" officeooo:paragraph-rsid="01accb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9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accb7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Standard" style:list-style-name="L4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b12108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1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2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93c319" officeooo:paragraph-rsid="019bbdbf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3" style:family="paragraph" style:parent-style-name="Standard" style:list-style-name="L4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abf272" officeooo:paragraph-rsid="01a076f7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4" style:family="paragraph" style:parent-style-name="Standard" style:list-style-name="L4">
      <loext:graphic-properties draw:fill="none"/>
      <style:paragraph-properties fo:margin-left="0cm" fo:margin-right="0cm" fo:text-indent="-0.499cm" style:auto-text-indent="false" fo:background-color="transparent"/>
      <style:text-properties fo:color="#000000" loext:opacity="100%" style:font-name="Courier New" fo:font-size="10pt" fo:language="es" fo:country="ES" fo:font-weight="bold" officeooo:rsid="01af7db1" officeooo:paragraph-rsid="01af7db1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Standard" style:list-style-name="L5">
      <loext:graphic-properties draw:fill="none"/>
      <style:paragraph-properties fo:margin-left="0.499cm" fo:margin-right="0cm" fo:text-indent="-0.499cm" style:auto-text-indent="false" fo:background-color="transparent">
        <style:tab-stops>
          <style:tab-stop style:position="-0.102cm"/>
        </style:tab-stops>
      </style:paragraph-properties>
      <style:text-properties fo:color="#000000" loext:opacity="100%" style:font-name="Courier New" fo:font-size="10pt" fo:language="es" fo:country="ES" fo:font-weight="bold" officeooo:rsid="01926017" officeooo:paragraph-rsid="0198608a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2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3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4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5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T6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7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8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9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4" style:family="text">
      <style:text-properties fo:color="#ff9900" loext:opacity="100%" style:font-name="Berlin Sans FB Demi" fo:language="zxx" fo:country="none" fo:font-style="italic" fo:text-shadow="1pt 1pt" fo:font-weight="bold" officeooo:rsid="01a076f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5" style:family="text">
      <style:text-properties fo:color="#ff9900" loext:opacity="100%" style:font-name="Berlin Sans FB Demi" fo:language="zxx" fo:country="none" fo:font-style="italic" fo:text-shadow="1pt 1pt" fo:font-weight="bold" officeooo:rsid="01b34b4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T16" style:family="text">
      <style:text-properties fo:color="#000000" loext:opacity="100%" style:font-name="Arial" fo:language="es" fo:country="ES" fo:font-weight="normal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7" style:family="text">
      <style:text-properties fo:color="#000000" loext:opacity="100%" style:font-name="Arial" fo:language="es" fo:country="ES" fo:font-weight="normal" officeooo:rsid="0191a9c1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8" style:family="text">
      <style:text-properties fo:color="#000000" loext:opacity="100%" style:font-name="Arial" fo:language="es" fo:country="ES" fo:font-weight="normal" officeooo:rsid="01950d32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19" style:family="text">
      <style:text-properties fo:color="#000000" loext:opacity="100%" style:font-name="Arial" fo:language="es" fo:country="ES" fo:font-weight="normal" officeooo:rsid="01921698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0" style:family="text">
      <style:text-properties officeooo:rsid="018fd709"/>
    </style:style>
    <style:style style:name="T21" style:family="text">
      <style:text-properties officeooo:rsid="01950d32"/>
    </style:style>
    <style:style style:name="T22" style:family="text">
      <style:text-properties officeooo:rsid="0191a9c1"/>
    </style:style>
    <style:style style:name="T23" style:family="text">
      <style:text-properties officeooo:rsid="01926017"/>
    </style:style>
    <style:style style:name="T24" style:family="text">
      <style:text-properties officeooo:rsid="019bbdbf"/>
    </style:style>
    <style:style style:name="T25" style:family="text">
      <style:text-properties officeooo:rsid="01a076f7"/>
    </style:style>
    <style:style style:name="T26" style:family="text">
      <style:text-properties officeooo:rsid="01a5d44d"/>
    </style:style>
    <style:style style:name="T27" style:family="text">
      <style:text-properties style:use-window-font-color="true" loext:opacity="0%" style:font-name="Courier New1" style:text-underline-style="none"/>
    </style:style>
    <style:style style:name="T28" style:family="text">
      <style:text-properties style:use-window-font-color="true" loext:opacity="0%" style:font-name="Courier New1" style:text-underline-style="none" officeooo:rsid="01a78a24"/>
    </style:style>
    <style:style style:name="T29" style:family="text">
      <style:text-properties style:use-window-font-color="true" loext:opacity="0%" style:font-name="Courier New1" style:text-underline-style="none" officeooo:rsid="01a78a24" style:font-name-asian="NSimSun" style:font-name-complex="Liberation Mono1"/>
    </style:style>
    <style:style style:name="T30" style:family="text">
      <style:text-properties style:use-window-font-color="true" loext:opacity="0%" style:font-name="Courier New1" style:text-underline-style="none" officeooo:rsid="01921698"/>
    </style:style>
    <style:style style:name="T31" style:family="text">
      <style:text-properties style:use-window-font-color="true" loext:opacity="0%" style:font-name="Courier New1" fo:font-style="normal" style:text-underline-style="none" style:font-style-asian="normal"/>
    </style:style>
    <style:style style:name="T32" style:family="text">
      <style:text-properties style:use-window-font-color="true" loext:opacity="0%" style:font-name="Courier New1" fo:font-style="normal" style:text-underline-style="none" officeooo:rsid="01a78a24" style:font-style-asian="normal"/>
    </style:style>
    <style:style style:name="T33" style:family="text">
      <style:text-properties style:use-window-font-color="true" loext:opacity="0%" style:font-name="Courier New1" fo:font-style="normal" style:text-underline-style="none" officeooo:rsid="01a78a24" style:font-name-asian="NSimSun" style:font-style-asian="normal" style:font-name-complex="Liberation Mono1"/>
    </style:style>
    <style:style style:name="T34" style:family="text">
      <style:text-properties officeooo:rsid="01a78a24"/>
    </style:style>
    <style:style style:name="T35" style:family="text">
      <style:text-properties officeooo:rsid="01921698"/>
    </style:style>
    <style:style style:name="T36" style:family="text">
      <style:text-properties officeooo:rsid="019112bc"/>
    </style:style>
    <style:style style:name="T37" style:family="text">
      <style:text-properties officeooo:rsid="01a82b07"/>
    </style:style>
    <style:style style:name="T38" style:family="text">
      <style:text-properties officeooo:rsid="01a9d2fd"/>
    </style:style>
    <style:style style:name="T39" style:family="text">
      <style:text-properties fo:background-color="#ffcccc" loext:char-shading-value="0"/>
    </style:style>
    <style:style style:name="T40" style:family="text">
      <style:text-properties officeooo:rsid="01abf272"/>
    </style:style>
    <style:style style:name="T41" style:family="text">
      <style:text-properties officeooo:rsid="01abf272" fo:background-color="#ffcc99" loext:char-shading-value="0"/>
    </style:style>
    <style:style style:name="T42" style:family="text">
      <style:text-properties officeooo:rsid="01accb7a"/>
    </style:style>
    <style:style style:name="T43" style:family="text">
      <style:text-properties officeooo:rsid="01af7db1"/>
    </style:style>
    <style:style style:name="T44" style:family="text">
      <style:text-properties officeooo:rsid="01b12108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EJERCICIOS DE <text:span text:style-name="T36">EXPRESIONES</text:span><text:span text:style-name="T25"> 2</text:span></text:p>
      <text:p text:style-name="P11"/>
      <text:p text:style-name="P22">Strings</text:p>
      <text:p text:style-name="P8"><text:span text:style-name="T25">1</text:span>. <text:span text:style-name="T20">Dada</text:span><text:span text:style-name="T21">s</text:span><text:span text:style-name="T20"> la</text:span><text:span text:style-name="T21">s</text:span><text:span text:style-name="T20"> siguiente expresión</text:span><text:span text:style-name="T21">es</text:span><text:span text:style-name="T20"> en JavaScript</text:span><text:span text:style-name="T21">, para cada una a</text:span><text:span text:style-name="T22">plicando las reglas de</text:span><text:span text:style-name="T21"> </text:span><text:span text:style-name="T22">orden de agrupación</text:span><text:span text:style-name="T21"> (</text:span><text:span text:style-name="T22">precedencia y asociatividad</text:span><text:span text:style-name="T21">) y </text:span><text:span text:style-name="T22">orden de evaluación</text:span><text:span text:style-name="T21">:</text:span></text:p>
      <text:list xml:id="list1284672029" text:style-name="L1">
        <text:list-item>
          <text:p text:style-name="P25"><text:span text:style-name="T17">pon paréntesis de forma que, sin modificar su funcionalidad, haga claro en qué orden se evalúa.</text:span><text:span text:style-name="T18"> </text:span></text:p>
        </text:list-item>
        <text:list-item>
          <text:p text:style-name="P29">indica el valor resultante de la expresión y de las variables, si las hay</text:p>
        </text:list-item>
      </text:list>
      <text:p text:style-name="P16"/>
      <text:p text:style-name="P16"/>
      <table:table table:name="Tabla1" table:style-name="Tabla1">
        <table:table-column table:style-name="Tabla1.A"/>
        <table:table-column table:style-name="Tabla1.B"/>
        <table:table-row table:style-name="TableLine1586819832816">
          <table:table-cell table:style-name="Tabla1.A1" office:value-type="string">
            <text:list xml:id="list1355719034" text:style-name="L2">
              <text:list-item text:start-value="1">
                <text:p text:style-name="P32"><text:span text:style-name="Source_20_Text"><text:span text:style-name="T28">console.log(</text:span></text:span><text:span text:style-name="Source_20_Text"><text:span text:style-name="T27">'una línea \n otra línea'</text:span></text:span><text:span text:style-name="Source_20_Text"><text:span text:style-name="T28">);</text:span></text:span><text:line-break/></text:p>
              </text:list-item>
              <text:list-item>
                <text:p text:style-name="P32"><text:span text:style-name="Source_20_Text"><text:span text:style-name="T32">console.log("</text:span></text:span><text:span text:style-name="Source_20_Text"><text:span text:style-name="T31">una línea \n otra línea</text:span></text:span><text:span text:style-name="Source_20_Text"><text:span text:style-name="T33">"</text:span></text:span><text:span text:style-name="Source_20_Text"><text:span text:style-name="T32">);</text:span></text:span><text:line-break/></text:p>
              </text:list-item>
              <text:list-item>
                <text:p text:style-name="P33"><text:span text:style-name="T34">let a = "hola mundo".length ** 2</text:span>;<text:line-break/></text:p>
              </text:list-item>
              <text:list-item>
                <text:p text:style-name="P39">console.log(`En JavaScript, las cadenas <text:s/>plantilla pueden recorrer<text:line-break/>varias líneas`);<text:line-break/></text:p>
              </text:list-item>
              <text:list-item>
                <text:p text:style-name="P40">'Hola mundo'[2];<text:line-break/></text:p>
              </text:list-item>
              <text:list-item>
                <text:p text:style-name="P40">'Hola mundo'.split(" ")[1][0];<text:line-break/></text:p>
              </text:list-item>
              <text:list-item>
                <text:p text:style-name="P40">`Hola <text:line-break/>mundo`.split(" ")[1][0];</text:p>
              </text:list-item>
            </text:list>
            <text:p text:style-name="P20"/>
          </table:table-cell>
          <table:table-cell table:style-name="Tabla1.B1" office:value-type="string">
            <text:list xml:id="list124723767227590" text:continue-numbering="true" text:style-name="L2">
              <text:list-item>
                <text:p text:style-name="P45"><text:span text:style-name="Source_20_Text"><text:span text:style-name="T27">const nombre = '</text:span></text:span><text:span text:style-name="Source_20_Text"><text:span text:style-name="T29">Juan</text:span></text:span><text:span text:style-name="Source_20_Text"><text:span text:style-name="T27">', </text:span></text:span><text:span text:style-name="Source_20_Text"><text:span text:style-name="T29">ciudad</text:span></text:span><text:span text:style-name="Source_20_Text"><text:span text:style-name="T27"> = '</text:span></text:span><text:span text:style-name="Source_20_Text"><text:span text:style-name="T29">Madrid</text:span></text:span><text:span text:style-name="Source_20_Text"><text:span text:style-name="T27">';<text:line-break/></text:span></text:span><text:span text:style-name="Source_20_Text"><text:span text:style-name="T28">console.log(`Don ${nombre} es de ${ciudad}`);</text:span></text:span><text:line-break/></text:p>
              </text:list-item>
              <text:list-item>
                <text:p text:style-name="P45"><text:span text:style-name="Source_20_Text"><text:span text:style-name="T28">console.log(</text:span></text:span><text:span text:style-name="Source_20_Text"><text:span text:style-name="T30">'una línea </text:span></text:span><text:span text:style-name="Source_20_Text"><text:span text:style-name="T28">\'o</text:span></text:span><text:span text:style-name="Source_20_Text"><text:span text:style-name="T30">tra línea</text:span></text:span><text:span text:style-name="Source_20_Text"><text:span text:style-name="T28">\'</text:span></text:span><text:span text:style-name="Source_20_Text"><text:span text:style-name="T30">'</text:span></text:span><text:span text:style-name="Source_20_Text"><text:span text:style-name="T28">);</text:span></text:span>;<text:line-break/></text:p>
              </text:list-item>
              <text:list-item>
                <text:p text:style-name="P46"><text:span text:style-name="T34">console.log('Su directorio es c:\\temp')</text:span>;<text:line-break/></text:p>
              </text:list-item>
              <text:list-item>
                <text:p text:style-name="P46"><text:span text:style-name="T34">console.log('Varias \<text:line-break/>líneas en una\<text:line-break/>cadena')</text:span>;</text:p>
              </text:list-item>
            </text:list>
            <text:p text:style-name="P19"/>
            <text:p text:style-name="P19"/>
          </table:table-cell>
        </table:table-row>
      </table:table>
      <text:p text:style-name="P12"/>
      <text:p text:style-name="P13"/>
      <text:p text:style-name="P23">Arrays</text:p>
      <text:p text:style-name="P10"><text:span text:style-name="T26">2.</text:span> <text:span text:style-name="T20">Dada</text:span><text:span text:style-name="T21">s</text:span><text:span text:style-name="T20"> la</text:span><text:span text:style-name="T21">s</text:span><text:span text:style-name="T20"> siguiente expresión</text:span><text:span text:style-name="T21">es</text:span><text:span text:style-name="T20"> en JavaScript</text:span><text:span text:style-name="T21">, para cada una a</text:span><text:span text:style-name="T22">plicando las reglas de</text:span><text:span text:style-name="T21"> </text:span><text:span text:style-name="T22">orden de agrupación</text:span><text:span text:style-name="T21"> (</text:span><text:span text:style-name="T22">precedencia y asociatividad</text:span><text:span text:style-name="T21">) y </text:span><text:span text:style-name="T22">orden de evaluación</text:span><text:span text:style-name="T21">:</text:span></text:p>
      <text:list xml:id="list124723016514136" text:continue-list="list1284672029" text:style-name="L1">
        <text:list-item>
          <text:p text:style-name="P26"><text:span text:style-name="T17">pon paréntesis de forma que, sin modificar su funcionalidad, haga claro en qué orden se evalúa.</text:span><text:span text:style-name="T18"> </text:span></text:p>
        </text:list-item>
        <text:list-item>
          <text:p text:style-name="P30">indica el valor resultante de la expresión y de las variables, si las hay</text:p>
        </text:list-item>
      </text:list>
      <text:p text:style-name="P17"/>
      <text:p text:style-name="P17"/>
      <table:table table:name="Tabla4" table:style-name="Tabla4">
        <table:table-column table:style-name="Tabla4.A"/>
        <table:table-column table:style-name="Tabla4.B"/>
        <table:table-row table:style-name="TableLine1586819833360">
          <table:table-cell table:style-name="Tabla4.A1" office:value-type="string">
            <text:list xml:id="list2933744522" text:style-name="L3">
              <text:list-item text:start-value="1">
                <text:p text:style-name="P34">let <text:span text:style-name="T42">a1</text:span> = ['<text:span text:style-name="T37">Lucas</text:span>', '<text:span text:style-name="T37">Ainoa</text:span>', '<text:span text:style-name="T37">Xian</text:span>'];<text:line-break/><text:span text:style-name="T37">let r = </text:span><text:span text:style-name="T42">a1</text:span><text:span text:style-name="T37">[0] + " " + </text:span><text:span text:style-name="T42">a1</text:span><text:span text:style-name="T37">[2]</text:span>;<text:line-break/></text:p>
              </text:list-item>
              <text:list-item>
                <text:p text:style-name="P34">let <text:span text:style-name="T42">a2</text:span> = [<text:span text:style-name="T37">1</text:span>, <text:span text:style-name="T37">''</text:span>, '<text:span text:style-name="T37">3</text:span>'];<text:line-break/><text:span text:style-name="T37">let r = </text:span><text:span text:style-name="T42">a2</text:span><text:span text:style-name="T37">[0] + </text:span><text:span text:style-name="T42">a2</text:span><text:span text:style-name="T37">[1] + </text:span><text:span text:style-name="T42">a2</text:span><text:span text:style-name="T37">[2]</text:span>;<text:line-break/></text:p>
              </text:list-item>
              <text:list-item>
                <text:p text:style-name="P34">let <text:span text:style-name="T42">a3</text:span> = [<text:span text:style-name="T37">1</text:span>, <text:span text:style-name="T37">''</text:span>, '<text:span text:style-name="T37">3</text:span>'];<text:line-break/><text:span text:style-name="T37">let r = </text:span><text:span text:style-name="T42">a3</text:span><text:span text:style-name="T37">[0] - </text:span><text:span text:style-name="T42">a3</text:span><text:span text:style-name="T37">[1] - </text:span><text:span text:style-name="T42">a3</text:span><text:span text:style-name="T37">[2]</text:span>;<text:line-break/></text:p>
              </text:list-item>
              <text:list-item>
                <text:p text:style-name="P34">let <text:span text:style-name="T42">a4</text:span> = [<text:span text:style-name="T37">1</text:span>, <text:span text:style-name="T37">'0'</text:span>, '<text:span text:style-name="T37">3</text:span>'];<text:line-break/><text:span text:style-name="T37">let r = </text:span><text:span text:style-name="T42">a4</text:span><text:span text:style-name="T37">[0] + </text:span><text:span text:style-name="T42">a4</text:span><text:span text:style-name="T37">[1] - </text:span><text:span text:style-name="T42">a4</text:span><text:span text:style-name="T37">[2]</text:span>;<text:line-break/></text:p>
              </text:list-item>
              <text:list-item>
                <text:p text:style-name="P47"><text:span text:style-name="T35">let </text:span><text:span text:style-name="T42">a5</text:span><text:span text:style-name="T35"> = [</text:span><text:span text:style-name="T37">1</text:span><text:span text:style-name="T35">, </text:span><text:span text:style-name="T37"><text:s/></text:span><text:span text:style-name="T35">, '</text:span><text:span text:style-name="T37">3</text:span><text:span text:style-name="T35">'];<text:line-break/></text:span><text:span text:style-name="T37">let r = </text:span><text:span text:style-name="T42">a5</text:span><text:span text:style-name="T37">[0] + </text:span><text:span text:style-name="T42">a5</text:span><text:span text:style-name="T37">[1] + </text:span><text:span text:style-name="T42">a5</text:span><text:span text:style-name="T37">[2]</text:span><text:span text:style-name="T35">;</text:span><text:line-break/></text:p>
              </text:list-item>
              <text:list-item>
                <text:p text:style-name="P47"><text:span text:style-name="T35">let </text:span><text:span text:style-name="T42">a6</text:span><text:span text:style-name="T35"> = [</text:span><text:span text:style-name="T37">1</text:span><text:span text:style-name="T35">, </text:span><text:span text:style-name="T37"><text:s/></text:span><text:span text:style-name="T35">, '</text:span><text:span text:style-name="T37">3</text:span><text:span text:style-name="T35">'];<text:line-break/></text:span><text:span text:style-name="T37">let r = </text:span><text:span text:style-name="T42">a6</text:span><text:span text:style-name="T37">[0] + </text:span><text:span text:style-name="T42">a6</text:span><text:span text:style-name="T37">[1] - </text:span><text:span text:style-name="T42">a6</text:span><text:span text:style-name="T37">[2]</text:span><text:span text:style-name="T35">;</text:span><text:line-break/></text:p>
              </text:list-item>
              <text:list-item>
                <text:p text:style-name="P48"><text:span text:style-name="T35">let </text:span><text:span text:style-name="T42">a7</text:span><text:span text:style-name="T35"> = [</text:span><text:span text:style-name="T37">1</text:span><text:span text:style-name="T35">, </text:span><text:span text:style-name="T37"><text:s/></text:span><text:span text:style-name="T35">,</text:span><text:span text:style-name="T38"> <text:s/>,</text:span><text:span text:style-name="T35"> </text:span><text:span text:style-name="T37">3</text:span><text:span text:style-name="T38">, </text:span><text:span text:style-name="T35">];<text:line-break/></text:span><text:span text:style-name="T37">let r = </text:span><text:span text:style-name="T42">a7</text:span><text:span text:style-name="T38">.length</text:span><text:span text:style-name="T35">;<text:line-break/></text:span></text:p>
              </text:list-item>
              <text:list-item>
                <text:p text:style-name="P47"><text:span text:style-name="T35">let </text:span><text:span text:style-name="T42">a8</text:span><text:span text:style-name="T35"> = [</text:span><text:span text:style-name="T37">1</text:span><text:span text:style-name="T35">, </text:span><text:span text:style-name="T38">3</text:span><text:span text:style-name="T37"> </text:span><text:span text:style-name="T35">, '</text:span><text:span text:style-name="T37">3</text:span><text:span text:style-name="T35">'];<text:line-break/></text:span><text:span text:style-name="T37">let r = </text:span><text:span text:style-name="T42">a8</text:span><text:span text:style-name="T38">.length</text:span><text:span text:style-name="T35">;<text:line-break/></text:span></text:p>
              </text:list-item>
              <text:list-item>
                <text:p text:style-name="P48"><text:span text:style-name="T35">let </text:span><text:span text:style-name="T42">a9</text:span><text:span text:style-name="T35"> = [</text:span><text:span text:style-name="T37">1</text:span><text:span text:style-name="T35">, </text:span><text:span text:style-name="T37"><text:s/></text:span><text:span text:style-name="T35">,</text:span><text:span text:style-name="T38"> <text:s/>,</text:span><text:span text:style-name="T35"> </text:span><text:span text:style-name="T37">3</text:span><text:span text:style-name="T38">, </text:span><text:span text:style-name="T35">];<text:line-break/></text:span><text:span text:style-name="T37">let r = </text:span><text:span text:style-name="T38">[...</text:span><text:span text:style-name="T42">a9</text:span><text:span text:style-name="T35"> </text:span><text:span text:style-name="T38">]</text:span><text:span text:style-name="T35">;</text:span></text:p>
              </text:list-item>
            </text:list>
          </table:table-cell>
          <table:table-cell table:style-name="Tabla4.B1" office:value-type="string">
            <text:list xml:id="list124722779935310" text:continue-numbering="true" text:style-name="L3">
              <text:list-item>
                <text:p text:style-name="P47"><text:span text:style-name="T35">let </text:span><text:span text:style-name="T42">a10</text:span><text:span text:style-name="T35"> = [</text:span><text:span text:style-name="T37">1</text:span><text:span text:style-name="T35">, </text:span><text:span text:style-name="T37"><text:s/></text:span><text:span text:style-name="T35">,</text:span><text:span text:style-name="T38"> <text:s/>,</text:span><text:span text:style-name="T35"> </text:span><text:span text:style-name="T37">3</text:span><text:span text:style-name="T38">, </text:span><text:span text:style-name="T35">];<text:line-break/></text:span><text:span text:style-name="T37">let </text:span><text:span text:style-name="T38">o</text:span><text:span text:style-name="T37"> = </text:span><text:span text:style-name="T38">{...</text:span><text:span text:style-name="T42">a10</text:span><text:span text:style-name="T38">}</text:span><text:span text:style-name="T35">;<text:line-break/></text:span></text:p>
              </text:list-item>
              <text:list-item>
                <text:p text:style-name="P41">let <text:span text:style-name="T42">a11</text:span> = [ [1,2,3], <text:line-break/> <text:s text:c="9"/>[ [3,2] ,[5,6]] , <text:line-break/> <text:s text:c="9"/>[7, ,8], ];<text:line-break/>let r1 = <text:span text:style-name="T42">a11</text:span>[0];<text:line-break/>let r2 = <text:span text:style-name="T42">a11</text:span>[1][1][1];<text:line-break/>let r3 = <text:span text:style-name="T42">a11</text:span>[2][1];<text:line-break/>let r4 = [...<text:span text:style-name="T42">a11</text:span>];<text:line-break/>let o <text:span text:style-name="T42"><text:s/></text:span>= {...<text:span text:style-name="T42">a11</text:span>};<text:line-break/></text:p>
              </text:list-item>
              <text:list-item>
                <text:p text:style-name="P42">let [a, b, c] = [1, 2, 3];<text:line-break/></text:p>
              </text:list-item>
              <text:list-item>
                <text:p text:style-name="P43"><text:span text:style-name="T39">m)</text:span> let {x, y, z} = {1, 2, 3};<text:line-break/><text:line-break/>n) let o = {...["juan", "luis", "moni"] };<text:line-break/><text:span text:style-name="T42"> <text:s text:c="2"/>o[0]<text:line-break/> <text:s text:c="2"/>o[1]</text:span><text:line-break/></text:p>
              </text:list-item>
            </text:list>
          </table:table-cell>
        </table:table-row>
      </table:table>
      <text:p text:style-name="P13"/>
      <text:p text:style-name="P9"/>
      <text:p text:style-name="P22">Objetos</text:p>
      <text:p text:style-name="P8"><text:span text:style-name="T26">3</text:span>. <text:span text:style-name="T20">Dada</text:span><text:span text:style-name="T21">s</text:span><text:span text:style-name="T20"> la</text:span><text:span text:style-name="T21">s</text:span><text:span text:style-name="T20"> siguiente expresión</text:span><text:span text:style-name="T21">es</text:span><text:span text:style-name="T20"> en JavaScript</text:span><text:span text:style-name="T21">, para cada una a</text:span><text:span text:style-name="T22">plicando las reglas de</text:span><text:span text:style-name="T21"> </text:span><text:span text:style-name="T22">orden de agrupación</text:span><text:span text:style-name="T21"> (</text:span><text:span text:style-name="T22">precedencia y asociatividad</text:span><text:span text:style-name="T21">) y </text:span><text:span text:style-name="T22">orden de evaluación</text:span><text:span text:style-name="T21">:</text:span></text:p>
      <text:list xml:id="list124724170599252" text:continue-list="list124723016514136" text:style-name="L1">
        <text:list-item>
          <text:p text:style-name="P25"><text:soft-page-break/><text:span text:style-name="T17">pon paréntesis de forma que, sin modificar su funcionalidad, haga claro en qué orden se evalúa.</text:span><text:span text:style-name="T18"> </text:span></text:p>
        </text:list-item>
        <text:list-item>
          <text:p text:style-name="P29">indica el valor resultante de la expresión y de las variables, si las hay</text:p>
        </text:list-item>
      </text:list>
      <text:p text:style-name="P16"/>
      <table:table table:name="Tabla3" table:style-name="Tabla3">
        <table:table-column table:style-name="Tabla3.A"/>
        <table:table-column table:style-name="Tabla3.B"/>
        <table:table-row table:style-name="TableLine1586819826288">
          <table:table-cell table:style-name="Tabla3.A1" office:value-type="string">
            <text:list xml:id="list1463756133" text:style-name="L4">
              <text:list-item text:start-value="1">
                <text:p text:style-name="P53">let o1 = {};<text:line-break/></text:p>
              </text:list-item>
              <text:list-item>
                <text:p text:style-name="P35"><text:span text:style-name="T40">let o2 = {e1:{}, e2:{}, e3:{}};</text:span><text:line-break/></text:p>
              </text:list-item>
              <text:list-item>
                <text:p text:style-name="P35"><text:span text:style-name="T40">let o3 = <text:line-break/> <text:s/>{e1:{e11:{}, e12:{}}, <text:line-break/> <text:s text:c="2"/>e2:{}, <text:line-break/> <text:s text:c="2"/>e3:{e3e1:{}, e3e2: { e3e2e1:{}}}<text:line-break/> <text:s/>};</text:span><text:line-break/></text:p>
              </text:list-item>
              <text:list-item>
                <text:p text:style-name="P36"><text:span text:style-name="T40">let o4 = {0: "hola", 1: "adios", 3: "mañana", c4: "hoy" }</text:span>;<text:line-break/><text:span text:style-name="T40">console.log(o4[1]);<text:line-break/>console.log(</text:span><text:span text:style-name="T41">o4.1</text:span><text:span text:style-name="T40">);<text:line-break/>console.log(o4.c4);<text:line-break/></text:span><text:span text:style-name="T44">delete o4.c4;</text:span><text:span text:style-name="T40"><text:line-break/></text:span></text:p>
              </text:list-item>
              <text:list-item>
                <text:p text:style-name="P36"><text:span text:style-name="T40">let o5 = {0: "hola", 1: "adios", 2: "mañana", 4: "hoy" }</text:span>;<text:line-break/><text:span text:style-name="T40">for (let i = 0; i&lt;= 4; i++) {<text:line-break/> <text:s text:c="2"/>console.log(o5[i]);<text:line-break/>}<text:line-break/></text:span></text:p>
              </text:list-item>
              <text:list-item>
                <text:p text:style-name="P36"><text:span text:style-name="T40">let o</text:span><text:span text:style-name="T42">6</text:span><text:span text:style-name="T40"> = {</text:span><text:span text:style-name="T42">3</text:span><text:span text:style-name="T40">: "hola", <text:line-break/></text:span><text:span text:style-name="T42"> <text:s text:c="9"/></text:span><text:span text:style-name="T40">1: "adios", <text:line-break/></text:span><text:span text:style-name="T42"> <text:s text:c="9"/>4</text:span><text:span text:style-name="T40">: "mañana", <text:line-break/></text:span><text:span text:style-name="T42"> <text:s text:c="9"/>2</text:span><text:span text:style-name="T40">: "hoy" }</text:span>;<text:line-break/><text:span text:style-name="T40">for (let i = 0; i&lt;= 4; i++) {<text:line-break/> <text:s text:c="2"/>console.log(o</text:span><text:span text:style-name="T42">6</text:span><text:span text:style-name="T40">[i]);<text:line-break/>}<text:line-break/></text:span><text:span text:style-name="T44">delete o6[4];</text:span></text:p>
              </text:list-item>
            </text:list>
          </table:table-cell>
          <table:table-cell table:style-name="Tabla3.B1" office:value-type="string">
            <text:list xml:id="list124723380201020" text:continue-numbering="true" text:style-name="L4">
              <text:list-item>
                <text:p text:style-name="P49"><text:span text:style-name="T40">let o</text:span><text:span text:style-name="T42">7</text:span><text:span text:style-name="T40"> = {</text:span><text:span text:style-name="T42"> "hola": 34,<text:line-break/> <text:s text:c="10"/>'': [1, 3], <text:line-break/> <text:s text:c="10"/>":": {c1: 3, c2: 1},<text:line-break/> <text:s text:c="8"/></text:span><text:span text:style-name="T40">}</text:span><text:span text:style-name="T35">;<text:line-break/></text:span><text:span text:style-name="T42">o7."hola"<text:line-break/>o7["hola"]<text:line-break/>o7.''<text:line-break/>o7[""]</text:span></text:p>
              </text:list-item>
              <text:list-item>
                <text:p text:style-name="P44"><text:line-break/><text:span text:style-name="T42">o) let </text:span><text:span text:style-name="T43">o8 </text:span><text:span text:style-name="T42">= </text:span><text:span text:style-name="T43">[ {c1:[1,2], 2: [3, 4]} ,</text:span></text:p>
              </text:list-item>
              <text:list-item>
                <text:p text:style-name="P54"><text:s text:c="14"/>{c1:"hola", "": "adios"} ,</text:p>
                <text:p text:style-name="P50"><text:span text:style-name="T43"><text:s text:c="14"/>{ 3: [ { c1: [1,2]}, 3] },<text:line-break/> <text:s text:c="13"/>{ 'clave' : "hola"}, <text:line-break/> <text:s text:c="11"/>];<text:line-break/> <text:s text:c="2"/>o8[0].c1[1]<text:line-break/> <text:s text:c="2"/>o8[</text:span><text:span text:style-name="T44">0</text:span><text:span text:style-name="T43">]</text:span><text:span text:style-name="T44">[2][1]<text:line-break/> <text:s text:c="2"/>o8[1].c1[2]<text:line-break/> <text:s text:c="2"/>o8[1][""][1]<text:line-break/> <text:s text:c="2"/>o8[2][3][0].c1[1]<text:line-break/> <text:s text:c="2"/>delete o8[2][3][0].c1[1]</text:span></text:p>
              </text:list-item>
            </text:list>
          </table:table-cell>
        </table:table-row>
      </table:table>
      <text:p text:style-name="P12"/>
      <text:p text:style-name="P23">Igualdades </text:p>
      <text:p text:style-name="P6"><text:span text:style-name="T26">4</text:span>. <text:span text:style-name="T20">Dada</text:span><text:span text:style-name="T21">s</text:span><text:span text:style-name="T20"> la</text:span><text:span text:style-name="T21">s</text:span><text:span text:style-name="T20"> siguiente expresión</text:span><text:span text:style-name="T21">es</text:span><text:span text:style-name="T20"> en JavaScript</text:span><text:span text:style-name="T21">, para cada una a</text:span><text:span text:style-name="T22">plicando las reglas de</text:span><text:span text:style-name="T21"> </text:span><text:span text:style-name="T22">orden de agrupación</text:span><text:span text:style-name="T21"> (</text:span><text:span text:style-name="T22">precedencia y asociatividad</text:span><text:span text:style-name="T21">) y </text:span><text:span text:style-name="T22">orden de evaluación</text:span><text:span text:style-name="T21">:</text:span></text:p>
      <text:list xml:id="list124723475912329" text:continue-list="list124724170599252" text:style-name="L1">
        <text:list-item>
          <text:p text:style-name="P27"><text:span text:style-name="T17">pon paréntesis de forma que, sin modificar su funcionalidad, haga claro en qué orden se evalúa.</text:span><text:span text:style-name="T18"> </text:span></text:p>
        </text:list-item>
        <text:list-item>
          <text:p text:style-name="P31">indica el valor resultante de la expresión y de las variables, si las hay</text:p>
        </text:list-item>
      </text:list>
      <text:p text:style-name="P15"/>
      <table:table table:name="Tabla9" table:style-name="Tabla9">
        <table:table-column table:style-name="Tabla9.A"/>
        <table:table-column table:style-name="Tabla9.B"/>
        <table:table-row table:style-name="TableLine1586819824656">
          <table:table-cell table:style-name="Tabla9.A1" office:value-type="string">
            <text:list xml:id="list1348073573" text:style-name="L5">
              <text:list-item text:start-value="1">
                <text:p text:style-name="P37"><text:span text:style-name="T23">[] == false</text:span><text:line-break/></text:p>
              </text:list-item>
              <text:list-item>
                <text:p text:style-name="P37"><text:span text:style-name="T23">[] == ''</text:span><text:line-break/></text:p>
              </text:list-item>
              <text:list-item>
                <text:p text:style-name="P37"><text:span text:style-name="T23">[] === false</text:span><text:line-break/></text:p>
              </text:list-item>
              <text:list-item>
                <text:p text:style-name="P55">[] === ''<text:line-break/></text:p>
              </text:list-item>
              <text:list-item>
                <text:p text:style-name="P37">(0 &amp;&amp; "perro") =<text:span text:style-name="T23">=</text:span> false</text:p>
              </text:list-item>
            </text:list>
          </table:table-cell>
          <table:table-cell table:style-name="Tabla9.B1" office:value-type="string">
            <text:list xml:id="list124722830422844" text:continue-numbering="true" text:style-name="L5">
              <text:list-item>
                <text:p text:style-name="P37">(0 &amp;&amp; "perro") =<text:span text:style-name="T23">=</text:span> false<text:line-break/></text:p>
              </text:list-item>
              <text:list-item>
                <text:p text:style-name="P37"><text:span text:style-name="T23">(</text:span>true &amp;&amp; "perro"<text:span text:style-name="T23">) == "perro"</text:span><text:line-break/></text:p>
              </text:list-item>
              <text:list-item>
                <text:p text:style-name="P37"><text:span text:style-name="T23">(</text:span>true &amp;&amp; "perro"<text:span text:style-name="T23">) === "perro"<text:line-break/></text:span></text:p>
              </text:list-item>
              <text:list-item>
                <text:p text:style-name="P55">([] &amp;&amp; "perro") == "perro"<text:line-break/></text:p>
                <text:p text:style-name="P51"/>
              </text:list-item>
            </text:list>
          </table:table-cell>
        </table:table-row>
      </table:table>
      <text:p text:style-name="P7"/>
      <text:p text:style-name="P5"/>
      <text:p text:style-name="P21">Casos raros</text:p>
      <text:p text:style-name="P6"><text:span text:style-name="T26">5</text:span> <text:span text:style-name="T20">Dada</text:span><text:span text:style-name="T21">s</text:span><text:span text:style-name="T20"> la</text:span><text:span text:style-name="T21">s</text:span><text:span text:style-name="T20"> siguiente expresión</text:span><text:span text:style-name="T21">es</text:span><text:span text:style-name="T20"> en JavaScript</text:span><text:span text:style-name="T21">, para cada una a</text:span><text:span text:style-name="T22">plicando las reglas de</text:span><text:span text:style-name="T21"> </text:span><text:span text:style-name="T22">orden de agrupación</text:span><text:span text:style-name="T21"> (</text:span><text:span text:style-name="T22">precedencia y asociatividad</text:span><text:span text:style-name="T21">) y </text:span><text:span text:style-name="T22">orden de evaluación</text:span><text:span text:style-name="T21">:</text:span></text:p>
      <text:list xml:id="list124723117496735" text:continue-list="list124723475912329" text:style-name="L1">
        <text:list-item>
          <text:p text:style-name="P27"><text:span text:style-name="T19">escríbela de nuevo c</text:span><text:span text:style-name="T17">on paréntesis de forma que, sin modificar su funcionalidad, haga claro en qué orden se evalúa.</text:span><text:span text:style-name="T18"> </text:span></text:p>
        </text:list-item>
        <text:list-item>
          <text:p text:style-name="P31">indica el valor resultante de la expresión y de las variables, si las hay</text:p>
        </text:list-item>
        <text:list-item>
          <text:p text:style-name="P28"><text:span text:style-name="T18">e</text:span><text:span text:style-name="T16">n caso de que no sea una expresión válida, indica el por qué.</text:span></text:p>
        </text:list-item>
      </text:list>
      <text:p text:style-name="P18"/>
      <table:table table:name="Tabla10" table:style-name="Tabla10">
        <table:table-column table:style-name="Tabla10.A"/>
        <table:table-column table:style-name="Tabla10.B"/>
        <table:table-row table:style-name="TableLine1586819825744">
          <table:table-cell table:style-name="Tabla10.A1" office:value-type="string">
            <text:list xml:id="list124723039313873" text:continue-list="list124722830422844" text:style-name="L5">
              <text:list-item text:start-value="1">
                <text:p text:style-name="P38"><text:span text:style-name="T24">({}).toString()</text:span>;<text:line-break/></text:p>
              </text:list-item>
              <text:list-item>
                <text:p text:style-name="P38"><text:span text:style-name="T24">{}.toString()</text:span>;<text:line-break/></text:p>
              </text:list-item>
              <text:list-item>
                <text:p text:style-name="P38"><text:span text:style-name="T24">[].toString()</text:span>;<text:line-break/><text:soft-page-break/></text:p>
              </text:list-item>
              <text:list-item>
                <text:p text:style-name="P38"><text:span text:style-name="T24">([]).toString()</text:span>;</text:p>
              </text:list-item>
            </text:list>
          </table:table-cell>
          <table:table-cell table:style-name="Tabla10.B1" office:value-type="string">
            <text:list xml:id="list124724079526241" text:continue-numbering="true" text:style-name="L5">
              <text:list-item>
                <text:p text:style-name="P52">(+[])+1<text:line-break/></text:p>
              </text:list-item>
              <text:list-item>
                <text:p text:style-name="P52">([])<text:span text:style-name="T24">*-1</text:span><text:line-break/></text:p>
              </text:list-item>
              <text:list-item>
                <text:p text:style-name="P52">+({})<text:span text:style-name="T24"> != </text:span>+({})<text:line-break/><text:soft-page-break/></text:p>
              </text:list-item>
              <text:list-item>
                <text:p text:style-name="P52">typeof (Array instanceof Object);</text:p>
              </text:list-item>
            </text:list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/>
    <style:font-face style:name="Liberation Mono" svg:font-family="'Liberation Mono'" style:font-family-generic="swiss"/>
    <style:font-face style:name="Liberation Mono1" svg:font-family="'Liberation Mono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swiss" style:font-name-asian="NSimSun" style:font-family-asian="NSimSun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9.001cm" table:align="margins"/>
    </style:style>
    <style:style style:name="Tabla2.A" style:family="table-column">
      <style:table-column-properties style:column-width="7.094cm" style:rel-column-width="24469*"/>
    </style:style>
    <style:style style:name="Tabla2.B" style:family="table-column">
      <style:table-column-properties style:column-width="9.211cm" style:rel-column-width="31769*"/>
    </style:style>
    <style:style style:name="Tabla2.C" style:family="table-column">
      <style:table-column-properties style:column-width="2.695cm" style:rel-column-width="9297*"/>
    </style:style>
    <style:style style:name="Tabla2.1" style:family="table-row">
      <style:table-row-properties style:min-row-height="0.893cm"/>
    </style:style>
    <style:style style:name="Tabla2.A1" style:family="table-cell">
      <style:table-cell-properties fo:padding="0.097cm" fo:border-left="none" fo:border-right="none" fo:border-top="none" fo:border-bottom="1pt solid #00ccff"/>
    </style:style>
    <style:style style:name="Tabla2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P2" style:family="paragraph" style:parent-style-name="Table_20_Contents">
      <style:text-properties fo:font-size="9pt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3.704cm" style:type="center"/>
          <style:tab-stop style:position="8.931cm" style:type="right"/>
        </style:tab-stops>
      </style:paragraph-properties>
      <style:text-properties fo:font-size="9pt" officeooo:rsid="016f3fdd" officeooo:paragraph-rsid="0175db57" style:font-size-asian="9pt" style:font-size-complex="9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5db5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3399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7" style:family="text">
      <style:text-properties fo:color="#3399ff" loext:opacity="100%" style:font-name="Berlin Sans FB Demi" fo:language="zxx" fo:country="none" fo:font-style="italic" fo:text-shadow="1pt 1pt" fo:font-weight="bold" officeooo:rsid="0173d284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8" style:family="text">
      <style:text-properties fo:color="#3399ff" loext:opacity="100%" style:font-name="Berlin Sans FB Demi" fo:font-size="11pt" fo:language="zxx" fo:country="none" fo:font-style="italic" fo:text-shadow="1pt 1pt" fo:font-weight="bold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9" style:family="text">
      <style:text-properties fo:color="#3399ff" loext:opacity="100%" style:font-name="Berlin Sans FB Demi" fo:font-size="11pt" fo:language="zxx" fo:country="none" fo:font-style="italic" fo:text-shadow="1pt 1pt" fo:font-weight="bold" officeooo:rsid="0175db57" style:font-size-asian="11pt" style:language-asian="zxx" style:country-asian="none" style:font-style-asian="italic" style:font-weight-asian="bold" style:font-size-complex="11pt" style:language-complex="zxx" style:country-complex="none" style:font-style-complex="italic" style:font-weight-complex="bold"/>
    </style:style>
    <style:style style:name="MT10" style:family="text">
      <style:text-properties fo:color="#ff9900" loext:opacity="100%" style:font-name="Berlin Sans FB Demi" fo:language="zxx" fo:country="none" fo:font-style="italic" fo:text-shadow="1pt 1pt" fo:font-weight="bold" officeooo:rsid="017d298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1" style:family="text">
      <style:text-properties fo:color="#ff9900" loext:opacity="100%" style:font-name="Berlin Sans FB Demi" fo:language="zxx" fo:country="none" fo:font-style="italic" fo:text-shadow="1pt 1pt" fo:font-weight="bold" officeooo:rsid="017dbcbb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ff9900" loext:opacity="100%" style:font-name="Berlin Sans FB Demi" fo:language="zxx" fo:country="none" fo:font-style="italic" fo:text-shadow="1pt 1pt" fo:font-weight="bold" officeooo:rsid="0175db5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ff9900" loext:opacity="100%" style:font-name="Berlin Sans FB Demi" fo:language="zxx" fo:country="none" fo:font-style="italic" fo:text-shadow="1pt 1pt" fo:font-weight="bold" officeooo:rsid="017b841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4" style:family="text">
      <style:text-properties fo:color="#ff9900" loext:opacity="100%" style:font-name="Berlin Sans FB Demi" fo:language="zxx" fo:country="none" fo:font-style="italic" fo:text-shadow="1pt 1pt" fo:font-weight="bold" officeooo:rsid="01b34b4f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/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<draw:frame draw:style-name="Mfr1" draw:name="Imagen3" text:anchor-type="as-char" svg:width="6.899cm" svg:height="0.785cm" draw:z-index="5"><draw:image xlink:href="Pictures/100000010000048F00000085FBD0CADBB5058879.png" xlink:type="simple" xlink:show="embed" xlink:actuate="onLoad" draw:mime-type="image/png"/></draw:frame></text:p>
            </table:table-cell>
            <table:table-cell table:style-name="Tabla2.B1" office:value-type="string">
              <text:p text:style-name="MP3"><text:span text:style-name="MT1"><text:tab/></text:span><text:span text:style-name="MT2">CFGS </text:span><text:span text:style-name="MT3">D</text:span><text:span text:style-name="MT2">espregameto de Aplicacións Web</text:span><text:span text:style-name="MT1"> <text:tab/></text:span><text:span text:style-name="MT4">Curso 2022/2023</text:span></text:p>
              <text:p text:style-name="MP3"><text:span text:style-name="MT5"><text:tab/></text:span><text:span text:style-name="MT6">M</text:span><text:span text:style-name="MT7">ódulo </text:span><text:span text:style-name="MT6">P</text:span><text:span text:style-name="MT7">rofesioal:</text:span><text:span text:style-name="MT6"> <text:s/></text:span><text:span text:style-name="MT8">DWEC</text:span><text:span text:style-name="MT9"><text:tab/></text:span><text:span text:style-name="MT10">C</text:span><text:span text:style-name="MT11">ore</text:span><text:span text:style-name="MT10">-JS B</text:span><text:span text:style-name="MT12">oletín </text:span><text:span text:style-name="MT13">0</text:span><text:span text:style-name="MT14">7</text:span></text:p>
            </table:table-cell>
            <table:table-cell table:style-name="Tabla2.A1" office:value-type="string">
              <text:p text:style-name="MP4"><draw:frame draw:style-name="Mfr2" draw:name="Imagen6" text:anchor-type="as-char" svg:y="0.042cm" svg:width="2.127cm" svg:height="0.743cm" draw:z-index="2"><draw:image xlink:href="Pictures/100000000000013D0000006ED5D9C95498271B5F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1"><text:tab/></text:p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20H57M25S</meta:editing-duration>
    <meta:editing-cycles>352</meta:editing-cycles>
    <meta:generator>LibreOffice/7.2.2.2$Windows_X86_64 LibreOffice_project/02b2acce88a210515b4a5bb2e46cbfb63fe97d56</meta:generator>
    <dc:date>2023-01-17T12:47:21.804000000</dc:date>
    <meta:print-date>2020-01-09T12:56:09.293000000</meta:print-date>
    <meta:document-statistic meta:table-count="6" meta:image-count="2" meta:object-count="0" meta:page-count="3" meta:paragraph-count="78" meta:word-count="811" meta:character-count="4537" meta:non-whitespace-character-count="3613"/>
    <meta:user-defined meta:name="Info 1"/>
    <meta:user-defined meta:name="Info 2"/>
    <meta:user-defined meta:name="Info 3"/>
    <meta:user-defined meta:name="Info 4"/>
  </office:meta>
</office:document-meta>
</file>